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bf09" officeooo:paragraph-rsid="0018bf09"/>
    </style:style>
    <style:style style:name="P2" style:family="paragraph" style:parent-style-name="Standard">
      <style:text-properties officeooo:rsid="00215aa0" officeooo:paragraph-rsid="00215aa0"/>
    </style:style>
    <style:style style:name="P3" style:family="paragraph" style:parent-style-name="Standard">
      <style:text-properties officeooo:rsid="002337f4" officeooo:paragraph-rsid="002337f4"/>
    </style:style>
    <style:style style:name="P4" style:family="paragraph" style:parent-style-name="Standard">
      <style:text-properties officeooo:rsid="0024a568" officeooo:paragraph-rsid="0024a568"/>
    </style:style>
    <style:style style:name="P5" style:family="paragraph" style:parent-style-name="Standard">
      <style:text-properties officeooo:rsid="00259d28" officeooo:paragraph-rsid="00259d28"/>
    </style:style>
    <style:style style:name="P6" style:family="paragraph" style:parent-style-name="Standard">
      <style:text-properties officeooo:rsid="0027f8d7" officeooo:paragraph-rsid="0027f8d7"/>
    </style:style>
    <style:style style:name="P7" style:family="paragraph" style:parent-style-name="Standard">
      <style:text-properties officeooo:rsid="00290498" officeooo:paragraph-rsid="00290498"/>
    </style:style>
    <style:style style:name="P8" style:family="paragraph" style:parent-style-name="Standard" style:list-style-name="L1">
      <style:text-properties officeooo:rsid="0018bf09" officeooo:paragraph-rsid="0018bf09"/>
    </style:style>
    <style:style style:name="P9" style:family="paragraph" style:parent-style-name="Standard" style:list-style-name="L3">
      <style:text-properties officeooo:rsid="0018bf09" officeooo:paragraph-rsid="0018bf09"/>
    </style:style>
    <style:style style:name="P10" style:family="paragraph" style:parent-style-name="Standard" style:list-style-name="L4">
      <style:text-properties officeooo:rsid="0018bf09" officeooo:paragraph-rsid="0018bf09"/>
    </style:style>
    <style:style style:name="P11" style:family="paragraph" style:parent-style-name="Standard" style:list-style-name="L1">
      <style:text-properties officeooo:rsid="0027f8d7" officeooo:paragraph-rsid="0027f8d7"/>
    </style:style>
    <style:style style:name="P12" style:family="paragraph" style:parent-style-name="Standard" style:list-style-name="L2">
      <style:text-properties officeooo:rsid="00215aa0" officeooo:paragraph-rsid="00215aa0"/>
    </style:style>
    <style:style style:name="P13" style:family="paragraph" style:parent-style-name="Standard" style:list-style-name="L4">
      <style:text-properties officeooo:rsid="00215aa0" officeooo:paragraph-rsid="00215aa0"/>
    </style:style>
    <style:style style:name="P14" style:family="paragraph" style:parent-style-name="Standard" style:list-style-name="L5">
      <style:text-properties officeooo:rsid="002689f3" officeooo:paragraph-rsid="002689f3"/>
    </style:style>
    <style:style style:name="P15" style:family="paragraph" style:parent-style-name="Standard" style:list-style-name="L6">
      <style:text-properties officeooo:rsid="00259d28" officeooo:paragraph-rsid="00259d28"/>
    </style:style>
    <style:style style:name="P16" style:family="paragraph" style:parent-style-name="Standard">
      <style:text-properties officeooo:rsid="00259d28" officeooo:paragraph-rsid="00259d28"/>
    </style:style>
    <style:style style:name="P17" style:family="paragraph" style:parent-style-name="Standard">
      <style:text-properties officeooo:rsid="002ad5e1" officeooo:paragraph-rsid="002ad5e1"/>
    </style:style>
    <style:style style:name="T1" style:family="text">
      <style:text-properties officeooo:rsid="002337f4"/>
    </style:style>
    <style:style style:name="T2" style:family="text">
      <style:text-properties officeooo:rsid="0024a568"/>
    </style:style>
    <style:style style:name="T3" style:family="text">
      <style:text-properties officeooo:rsid="00215aa0"/>
    </style:style>
    <style:style style:name="T4" style:family="text">
      <style:text-properties officeooo:rsid="0027f8d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mfony <text:span text:style-name="T2">= framework MVC</text:span></text:p>
      <text:p text:style-name="P1">mettre une structure sur un projet pour s’y retrouver pour l’équipe</text:p>
      <text:p text:style-name="P6">grosse communauté et open source</text:p>
      <text:p text:style-name="P6">inconvéniants : trop de versions et pas compatible à tous les projets</text:p>
      <text:p text:style-name="P2"/>
      <text:p text:style-name="P2"><text:span text:style-name="T2">F</text:span>ramework <text:span text:style-name="T2">= </text:span><text:span text:style-name="T4">cadre d’</text:span>architecture de code <text:span text:style-name="T4">(regles)</text:span></text:p>
      <text:p text:style-name="P2"/>
      <text:p text:style-name="P1">MVC <text:span text:style-name="T2">= </text:span>Pattern Model Vue Controler</text:p>
      <text:list xml:id="list2561518673" text:style-name="L1">
        <text:list-item>
          <text:p text:style-name="P8">Model → structure les données (lien avec la BD)</text:p>
          <text:p text:style-name="P8"/>
        </text:list-item>
        <text:list-item>
          <text:p text:style-name="P8">Controler → récupère les actions de la vue et transite les données entre le model et la vue</text:p>
          <text:p text:style-name="P8"/>
        </text:list-item>
        <text:list-item>
          <text:p text:style-name="P8">Vue → affichage des données, affichage utilisateur</text:p>
        </text:list-item>
        <text:list-item>
          <text:p text:style-name="P11">touche à la donnée dans les répository</text:p>
        </text:list-item>
      </text:list>
      <text:p text:style-name="P2"/>
      <text:p text:style-name="P2">TWIG - <text:span text:style-name="T2">Vue</text:span></text:p>
      <text:list xml:id="list319728481" text:style-name="L2">
        <text:list-item>
          <text:p text:style-name="P12">moteur de templates utilisé par symfony</text:p>
        </text:list-item>
      </text:list>
      <text:list xml:id="list1831602980" text:style-name="L3">
        <text:list-item>
          <text:p text:style-name="P9">Défaut de twig : <text:span text:style-name="T2">p</text:span>as d’autocomplétion, on ne sait pas quel objet on récupère</text:p>
        </text:list-item>
      </text:list>
      <text:p text:style-name="P1"/>
      <text:p text:style-name="P1">Diag de classe</text:p>
      <text:p text:style-name="P1">Pourquoi ? Vue d’ensemble de ce qui va être coder</text:p>
      <text:p text:style-name="P1">Pour etre logique pour voir si il n’y a pas une donnée qui se répète</text:p>
      <text:p text:style-name="P1">Pour bien structurer</text:p>
      <text:p text:style-name="P1"/>
      <text:p text:style-name="P1">Composer <text:span text:style-name="T2">= </text:span>Gestionnaire de dépendances</text:p>
      <text:list xml:id="list3158015685" text:style-name="L4">
        <text:list-item>
          <text:p text:style-name="P10">Gérer les versions de dépendances</text:p>
        </text:list-item>
        <text:list-item>
          <text:p text:style-name="P13">gérer les versions des librairies qu’on insère dans le projet</text:p>
        </text:list-item>
      </text:list>
      <text:p text:style-name="P1"/>
      <text:p text:style-name="P1"><text:span text:style-name="T3">Doctrine </text:span><text:span text:style-name="T2">= </text:span>ORM <text:span text:style-name="T4">de symfony object relationnal mapping</text:span></text:p>
      <text:p text:style-name="P6">relationnel data, permet de communiquer avec la base de données</text:p>
      <text:p text:style-name="P1">Sql en pure et dure → faille de sécurité</text:p>
      <text:p text:style-name="P1">Abstraire le langage </text:p>
      <text:p text:style-name="P1"/>
      <text:p text:style-name="P7">Apache = serveur web interprète le PHP et adresse les routes</text:p>
      <text:p text:style-name="P2"/>
      <text:p text:style-name="P4">Fixture = jeu de fausses données pour les tests</text:p>
      <text:p text:style-name="P4"/>
      <text:p text:style-name="P4">Repository = toutes les requêtes liées à l’entité en base de données</text:p>
      <text:p text:style-name="P4"/>
      <text:p text:style-name="P4">Routing = annotation</text:p>
      <text:p text:style-name="P2"/>
      <text:p text:style-name="P2"><text:span text:style-name="T2">A</text:span>nnotation <text:span text:style-name="T2">= </text:span>commentaire pour les entités</text:p>
      <text:p text:style-name="P2"/>
      <text:p text:style-name="P2">?<text:span text:style-name="T1">int </text:span><text:span text:style-name="T2">=</text:span><text:span text:style-name="T1"> int ou null</text:span></text:p>
      <text:p text:style-name="P2"/>
      <text:p text:style-name="P3">persist()</text:p>
      <text:p text:style-name="P3">flush()</text:p>
      <text:p text:style-name="P3"/>
      <text:p text:style-name="P3">=== comparaison stricte (type)</text:p>
      <text:p text:style-name="P3"/>
      <text:p text:style-name="P3">use blabla → namespace</text:p>
      <text:p text:style-name="P3"/>
      <text:p text:style-name="P3"><text:soft-page-break/></text:p>
      <text:p text:style-name="P5">Debug sous symfony :</text:p>
      <text:list xml:id="list2958615835" text:style-name="L5">
        <text:list-item>
          <text:p text:style-name="P14">php bin/console ca :cl (clear cache)</text:p>
        </text:list-item>
      </text:list>
      <text:list xml:id="list2395686271" text:style-name="L6">
        <text:list-item>
          <text:p text:style-name="P15">Dump</text:p>
        </text:list-item>
        <text:list-item>
          <text:p text:style-name="P15">Lire la console</text:p>
        </text:list-item>
        <text:list-item>
          <text:p text:style-name="P15">- Doc Symfony et librairies</text:p>
          <text:p text:style-name="P15">- StackOverFlow</text:p>
        </text:list-item>
        <text:list-item>
          <text:p text:style-name="P15">admin sys IUT</text:p>
        </text:list-item>
      </text:list>
      <text:p text:style-name="P5"/>
      <text:p text:style-name="P5"/>
      <text:p text:style-name="P17">Rendu :</text:p>
      <text:p text:style-name="P17"/>
      <text:p text:style-name="P17">Ensemble des Tps fait en cours</text:p>
      <text:p text:style-name="P17"/>
      <text:p text:style-name="P17">Acceder a la page de modif de son compte</text:p>
      <text:p text:style-name="P17">Avoir une page d’accueil</text:p>
      <text:p text:style-name="P17">Seul l’admin peut créer un concert</text:p>
      <text:p text:style-name="P17">Avoir une navbar et un footer</text:p>
      <text:p text:style-name="P17"/>
      <text:p text:style-name="P17"/>
      <text:p text:style-name="P17">Méthode commenté</text:p>
      <text:p text:style-name="P17">Code écrit en anglais</text:p>
      <text:p text:style-name="P17">CamelCase</text:p>
      <text:p text:style-name="P17">Tout ca ca fait 10</text:p>
      <text:p text:style-name="P17"/>
      <text:p text:style-name="P17">Pour plus :</text:p>
      <text:p text:style-name="P17">Page des concerts déjà passé</text:p>
      <text:p text:style-name="P17">Fonction des favoris</text:p>
      <text:p text:style-name="P17">Upload une image</text:p>
      <text:p text:style-name="P17">Insérer une pagination sur les concerts en page d’accueil</text:p>
      <text:p text:style-name="P17">13 mar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09:00:04.000628253</meta:creation-date>
    <dc:date>2023-02-08T12:25:56.637252692</dc:date>
    <meta:editing-duration>P1DT9H30M9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59" meta:word-count="356" meta:character-count="1918" meta:non-whitespace-character-count="1634"/>
  </office:meta>
</office:document-meta>
</file>